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FICHE EMPLOYE</text:p>
      <text:p text:style-name="P2"/>
      <text:p text:style-name="P2"/>
      <text:p text:style-name="P2"/>
      <text:p text:style-name="P2"/>
      <text:p text:style-name="P4">N°Identification : 4</text:p>
      <text:p text:style-name="P4"/>
      <text:p text:style-name="P4">Nom : Guillot</text:p>
      <text:p text:style-name="P4"/>
      <text:p text:style-name="P4">Prénom : Carine</text:p>
      <text:p text:style-name="P4"/>
      <text:p text:style-name="P4">Civilité : Madame</text:p>
      <text:p text:style-name="P4"/>
      <text:p text:style-name="P4">Telephone : 856790</text:p>
      <text:p text:style-name="P4"/>
      <text:p text:style-name="P1"><text:span text:style-name="T1">Email : Guillotcarine@live.com</text:span></text:p>
      <text:p text:style-name="P4"/>
      <text:p text:style-name="P4">Adresse : 45 rue de la marne</text:p>
      <text:p text:style-name="P4"/>
      <text:p text:style-name="P4">Ville : Nouméa</text:p>
      <text:p text:style-name="P4"/>
      <text:p text:style-name="P4">Quartier : Anse-Vata</text:p>
      <text:p text:style-name="P4"/>
      <text:p text:style-name="P4">CP : 98000</text:p>
      <text:p text:style-name="P4"/>
      <text:p text:style-name="P4">BP : 16235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verick lafont</meta:initial-creator>
    <meta:creation-date>2018-03-22T10:57:54.76</meta:creation-date>
    <dc:date>2018-03-22T11:00:21.61</dc:date>
    <dc:creator>maverick lafont</dc:creator>
    <meta:editing-duration>PT2M23S</meta:editing-duration>
    <meta:editing-cycles>7</meta:editing-cycles>
    <meta:generator>OpenOffice/4.1.5$Win32 OpenOffice.org_project/415m1$Build-9789</meta:generator>
    <meta:document-statistic meta:table-count="0" meta:image-count="0" meta:object-count="0" meta:page-count="1" meta:paragraph-count="12" meta:word-count="39" meta:character-count="208"/>
  </office:meta>
</office:document-meta>
</file>